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line-through-style="solid" style:text-line-through-type="single"/>
    </style:style>
    <style:style style:name="P2" style:family="paragraph" style:parent-style-name="Standard">
      <style:text-properties style:text-line-through-style="solid" style:text-line-through-type="single" officeooo:paragraph-rsid="00101d2a"/>
    </style:style>
    <style:style style:name="P3" style:family="paragraph" style:parent-style-name="Standard">
      <style:text-properties style:text-line-through-style="solid" style:text-line-through-type="single" style:text-underline-style="none" officeooo:paragraph-rsid="00101d2a"/>
    </style:style>
    <style:style style:name="P4" style:family="paragraph" style:parent-style-name="Standard">
      <style:text-properties style:text-line-through-style="solid" style:text-line-through-type="single" style:text-underline-style="none" officeooo:rsid="00190a5a" officeooo:paragraph-rsid="00190a5a"/>
    </style:style>
    <style:style style:name="P5" style:family="paragraph" style:parent-style-name="Standard">
      <style:text-properties style:text-line-through-style="solid" style:text-line-through-type="single" officeooo:rsid="00154315" officeooo:paragraph-rsid="00154315"/>
    </style:style>
    <style:style style:name="P6" style:family="paragraph" style:parent-style-name="Standard">
      <style:text-properties officeooo:paragraph-rsid="00101d2a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officeooo:rsid="00154315" officeooo:paragraph-rsid="00154315"/>
    </style:style>
    <style:style style:name="P9" style:family="paragraph" style:parent-style-name="Standard">
      <style:text-properties officeooo:rsid="0015a0a8" officeooo:paragraph-rsid="0015a0a8"/>
    </style:style>
    <style:style style:name="P10" style:family="paragraph" style:parent-style-name="Standard">
      <style:text-properties officeooo:rsid="00276b10" officeooo:paragraph-rsid="00276b10"/>
    </style:style>
    <style:style style:name="P11" style:family="paragraph" style:parent-style-name="Standard">
      <style:text-properties officeooo:rsid="0029ae12" officeooo:paragraph-rsid="0029ae12"/>
    </style:style>
    <style:style style:name="P12" style:family="paragraph" style:parent-style-name="Standard">
      <style:text-properties style:text-line-through-style="solid" style:text-line-through-type="single"/>
    </style:style>
    <style:style style:name="P13" style:family="paragraph" style:parent-style-name="Standard">
      <style:text-properties style:text-line-through-style="none" style:text-line-through-type="none"/>
    </style:style>
    <style:style style:name="T1" style:family="text">
      <style:text-properties officeooo:rsid="00101d2a"/>
    </style:style>
    <style:style style:name="T2" style:family="text">
      <style:text-properties officeooo:rsid="001213c1"/>
    </style:style>
    <style:style style:name="T3" style:family="text">
      <style:text-properties officeooo:rsid="00154599"/>
    </style:style>
    <style:style style:name="T4" style:family="text">
      <style:text-properties officeooo:rsid="00190a5a"/>
    </style:style>
    <style:style style:name="T5" style:family="text">
      <style:text-properties officeooo:rsid="00245350"/>
    </style:style>
    <style:style style:name="T6" style:family="text">
      <style:text-properties officeooo:rsid="0029fb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ouble summon rounds: 3,5,7,8</text:p>
      <text:p text:style-name="Standard"/>
      <text:p text:style-name="Standard">25/12/2020</text:p>
      <text:p text:style-name="Standard"/>
      <text:p text:style-name="P7">TO-DO</text:p>
      <text:p text:style-name="Standard"/>
      <text:p text:style-name="P2">-Direct attack mechanic.</text:p>
      <text:p text:style-name="P2"/>
      <text:p text:style-name="P3">-Limit units to 1 attack per round.</text:p>
      <text:p text:style-name="P3"/>
      <text:p text:style-name="P4">-Create spell Mechanic? <text:span text:style-name="T3">(New cristalyze and Serum “Poisonous Serum” effects.)</text:span></text:p>
      <text:p text:style-name="P6"/>
      <text:p text:style-name="P1">-<text:span text:style-name="T4">Player attacking a</text:span>nimations.</text:p>
      <text:p text:style-name="Standard"/>
      <text:p text:style-name="P1">-<text:span text:style-name="T4">Opponent attack animations. (missing direct)</text:span></text:p>
      <text:p text:style-name="Standard"/>
      <text:p text:style-name="P1">-Create CPU attacks.(Will require changing setTimeouts).</text:p>
      <text:p text:style-name="Standard"/>
      <text:p text:style-name="P1">-Create more CPU Rounds.</text:p>
      <text:p text:style-name="Standard"/>
      <text:p text:style-name="P1">-<text:span text:style-name="T2">Win/Lose messages. </text:span></text:p>
      <text:p text:style-name="Standard"/>
      <text:p text:style-name="P8">-Better alerts to player (Please choose a monster to summon, please choose attack target, this unit has already attack etc.)</text:p>
      <text:p text:style-name="P8"/>
      <text:p text:style-name="P10">- Rules text.</text:p>
      <text:p text:style-name="P10"/>
      <text:p text:style-name="P5">-<text:span text:style-name="T5">Remake Cards without effects.</text:span></text:p>
      <text:p text:style-name="Standard"/>
      <text:p text:style-name="P7">KNOWN BUGS</text:p>
      <text:p text:style-name="P7"/>
      <text:p text:style-name="P1">-When rounds are passed too fast, the opp card images can get mixed. (Stop button from being clicked again before x seconds?)</text:p>
      <text:p text:style-name="P1"/>
      <text:p text:style-name="P2">-<text:span text:style-name="T1">Player can make actions </text:span>during cpu turn.</text:p>
      <text:p text:style-name="P6"/>
      <text:p text:style-name="P1">-Stat indicators <text:span text:style-name="T1">and direct attack target </text:span>are visible at all time.</text:p>
      <text:p text:style-name="Standard"/>
      <text:p text:style-name="P1">-Hovering cursor on buttons not working.</text:p>
      <text:p text:style-name="Standard"/>
      <text:p text:style-name="P9">-Defective Serum name appearing as only Serum.</text:p>
      <text:p text:style-name="Standard"/>
      <text:p text:style-name="P1">-When clicking on play with no card select alert("You can only control 5 monsters") instead of something correct.</text:p>
      <text:p text:style-name="Standard"/>
      <text:p text:style-name="P1">-<text:span text:style-name="T1">Play button working without target (not full comprehension yet).</text:span></text:p>
      <text:p text:style-name="P1"/>
      <text:p text:style-name="P13">-<text:span text:style-name="T6">When cpu start round with full board, it “discart” the card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5T18:51:56.219000000</meta:creation-date>
    <dc:date>2020-12-31T05:04:02.709000000</dc:date>
    <meta:editing-duration>PT4H19M27S</meta:editing-duration>
    <meta:editing-cycles>1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3" meta:word-count="166" meta:character-count="1089" meta:non-whitespace-character-count="945"/>
  </office:meta>
</office:document-meta>
</file>